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00000010ECDA3D77C1D1D57B9.png" manifest:media-type="image/png"/>
  <manifest:file-entry manifest:full-path="Pictures/1000119F0000368B00001BF3B5CF5168BE144048.svg" manifest:media-type="image/svg+xml"/>
  <manifest:file-entry manifest:full-path="Pictures/10000201000001BB000001107BB8B42CBBF16202.png" manifest:media-type="image/png"/>
  <manifest:file-entry manifest:full-path="Pictures/10000201000001BA000001100469A63334B92903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0A100000045EBBA0333419091BD.png" manifest:media-type="image/png"/>
  <manifest:file-entry manifest:full-path="Pictures/10000200000000BD0000005780074AFEF1F9631A.gif" manifest:media-type="image/gif"/>
  <manifest:file-entry manifest:full-path="Pictures/10000201000002FF0000020DC5C64C49F6304BCD.png" manifest:media-type="image/pn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0000000021A000000EB6285872D98976191.jpg" manifest:media-type="image/jpeg"/>
  <manifest:file-entry manifest:full-path="Pictures/10000201000001E9000001FDBFE51C41C432C31F.png" manifest:media-type="image/png"/>
  <manifest:file-entry manifest:full-path="Pictures/1000000000000203000001DC51A0E562D6B3CBAE.jpg" manifest:media-type="image/jpeg"/>
  <manifest:file-entry manifest:full-path="Pictures/10000ECC00002D9800001F99B141C57F69F4CDDD.svg" manifest:media-type="image/svg+xml"/>
  <manifest:file-entry manifest:full-path="Pictures/10000201000001B900000132DC113C0FA20F5BC0.png" manifest:media-type="image/png"/>
  <manifest:file-entry manifest:full-path="Pictures/10000DE900002DCF00001C296EC5FB3314A2ABB1.svg" manifest:media-type="image/svg+xml"/>
  <manifest:file-entry manifest:full-path="Pictures/100011C900002DB700001C2970BBDF50DDFD4319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standard">
      <style:graphic-properties draw:stroke="none" draw:fill="none" fo:min-height="0.937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20.066cm" svg:height="1.889cm" svg:x="6.604cm" svg:y="2.439cm">
          <draw:text-box>
            <text:p text:style-name="P1"><text:span text:style-name="T2">Vídeo 52</text:span><text:span text:style-name="T3">: FPGAs: Colección iceK. Constantes </text:span></text:p>
            <text:p text:style-name="P1"><text:span text:style-name="T3">Vídeos 1 - 3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C5C64C49F6304BCD.png" xlink:type="simple" xlink:show="embed" xlink:actuate="onLoad" loext:mime-type="image/png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1-Mayo-31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EBBA0333419091BD.png" xlink:type="simple" xlink:show="embed" xlink:actuate="onLoad" loext:mime-type="image/png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4.453cm" svg:height="1.908cm" svg:x="1.873cm" svg:y="4.827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7" draw:text-style-name="P11" draw:layer="layout" svg:width="0.502cm" svg:height="1.187cm" svg:x="13.01cm" svg:y="10.766cm">
          <draw:text-box>
            <text:p/>
          </draw:text-box>
        </draw:frame>
        <draw:frame draw:style-name="gr8" draw:text-style-name="P12" draw:layer="layout" svg:width="12.046cm" svg:height="12.54cm" svg:x="15.132cm" svg:y="4.064cm">
          <draw:image xlink:href="Pictures/10000201000001E9000001FDBFE51C41C432C31F.png" xlink:type="simple" xlink:show="embed" xlink:actuate="onLoad" loext:mime-type="image/png">
            <text:p/>
          </draw:image>
        </draw:frame>
        <draw:frame draw:style-name="gr8" draw:text-style-name="P12" draw:layer="layout" svg:width="4.994cm" svg:height="3.461cm" svg:x="1.455cm" svg:y="5.588cm">
          <draw:image xlink:href="Pictures/10000ECC00002D9800001F99B141C57F69F4CDDD.svg" xlink:type="simple" xlink:show="embed" xlink:actuate="onLoad" loext:mime-type="image/svg+xml">
            <text:p/>
          </draw:image>
          <draw:image xlink:href="Pictures/10000201000001B900000132DC113C0FA20F5BC0.png" xlink:type="simple" xlink:show="embed" xlink:actuate="onLoad" loext:mime-type="image/png"/>
        </draw:frame>
        <draw:frame draw:style-name="gr8" draw:text-style-name="P12" draw:layer="layout" svg:width="5.333cm" svg:height="3.285cm" svg:x="7.366cm" svg:y="5.859cm">
          <draw:image xlink:href="Pictures/100011C900002DB700001C2970BBDF50DDFD4319.svg" xlink:type="simple" xlink:show="embed" xlink:actuate="onLoad" loext:mime-type="image/svg+xml">
            <text:p/>
          </draw:image>
          <draw:image xlink:href="Pictures/10000201000001BA000001100469A63334B92903.png" xlink:type="simple" xlink:show="embed" xlink:actuate="onLoad" loext:mime-type="image/png"/>
        </draw:frame>
        <draw:frame draw:style-name="gr8" draw:text-style-name="P12" draw:layer="layout" svg:width="4.959cm" svg:height="3.048cm" svg:x="1.391cm" svg:y="10.16cm">
          <draw:image xlink:href="Pictures/10000DE900002DCF00001C296EC5FB3314A2ABB1.svg" xlink:type="simple" xlink:show="embed" xlink:actuate="onLoad" loext:mime-type="image/svg+xml">
            <text:p/>
          </draw:image>
          <draw:image xlink:href="Pictures/10000201000001BB000001107BB8B42CBBF16202.png" xlink:type="simple" xlink:show="embed" xlink:actuate="onLoad" loext:mime-type="image/png"/>
        </draw:frame>
        <draw:frame draw:style-name="gr8" draw:text-style-name="P12" draw:layer="layout" svg:width="6.604cm" svg:height="3.384cm" svg:x="7.366cm" svg:y="9.906cm">
          <draw:image xlink:href="Pictures/1000119F0000368B00001BF3B5CF5168BE144048.svg" xlink:type="simple" xlink:show="embed" xlink:actuate="onLoad" loext:mime-type="image/svg+xml">
            <text:p/>
          </draw:image>
          <draw:image xlink:href="Pictures/10000201000002100000010ECDA3D77C1D1D57B9.png" xlink:type="simple" xlink:show="embed" xlink:actuate="onLoad" loext:mime-type="image/png"/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5-31T10:33:08.291028840</dc:date>
    <meta:editing-duration>P8DT1H39M42S</meta:editing-duration>
    <meta:editing-cycles>573</meta:editing-cycles>
    <meta:generator>LibreOffice/6.4.7.2$Linux_X86_64 LibreOffice_project/40$Build-2</meta:generator>
    <meta:print-date>2017-10-04T10:42:29.653181544</meta:print-date>
    <meta:document-statistic meta:object-count="48"/>
  </office:meta>
</office:document-meta>
</file>